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mainDB;</text:p>
      <text:p text:style-name="Standard">switched to db mainDB</text:p>
      <text:p text:style-name="Standard"/>
      <text:p text:style-name="Standard">show dbs;</text:p>
      <text:p text:style-name="Standard">admin <text:s text:c="2"/>0.000GB</text:p>
      <text:p text:style-name="Standard">config <text:s/>0.000GB</text:p>
      <text:p text:style-name="Standard">local <text:s text:c="2"/>0.000GB</text:p>
      <text:p text:style-name="Standard">myDB <text:s text:c="3"/>0.000GB</text:p>
      <text:p text:style-name="Standard"/>
      <text:p text:style-name="Standard">db.createCollection("Student");</text:p>
      <text:p text:style-name="Standard">{ "ok" : 1 }</text:p>
      <text:p text:style-name="Standard"/>
      <text:p text:style-name="Standard"><text:s/>db.Student.insert({_id:1,StudName:"MichelleJacintha",Grade:"VII"},{$set:{Hobbies:"Skating"}},{upsert:true});</text:p>
      <text:p text:style-name="Standard">WriteResult({ "nInserted" : 1 })</text:p>
      <text:p text:style-name="Standard"/>
      <text:p text:style-name="Standard">db.Student.insert({_id:3,StudName:"AryanDavid",Grade:"VII"},{$set:{Hobbies:"Skating"}},{upsert:true});</text:p>
      <text:p text:style-name="Standard">WriteResult({ "nInserted" : 1 })</text:p>
      <text:p text:style-name="Standard"/>
      <text:p text:style-name="Standard"><text:s/>db.Student.find({},{StudName:1,Grade:1,_id:0});</text:p>
      <text:p text:style-name="Standard">{ "StudName" : "MichelleJacintha", "Grade" : "VII" }</text:p>
      <text:p text:style-name="Standard">{ "StudName" : "AryanDavid", "Grade" : "VII" }</text:p>
      <text:p text:style-name="Standard"/>
      <text:p text:style-name="Standard"><text:s/>db.Student.find({},{StudName:1,Grade:1,_id:0});</text:p>
      <text:p text:style-name="Standard">{ "StudName" : "MichelleJacintha", "Grade" : "VII" }</text:p>
      <text:p text:style-name="Standard">{ "StudName" : "AryanDavid", "Grade" : "VII" }</text:p>
      <text:p text:style-name="Standard"/>
      <text:p text:style-name="Standard">&gt; db.Student.find({StudName:/^M/}).pretty();</text:p>
      <text:p text:style-name="Standard">{ "_id" : 1, "StudName" : "MichelleJacintha", "Grade" : "VII" }</text:p>
      <text:p text:style-name="Standard"/>
      <text:p text:style-name="Standard"/>
      <text:p text:style-name="Standard">db.Student.find({StudName:/e/}).pretty();</text:p>
      <text:p text:style-name="Standard">{ "_id" : 1, "StudName" : "MichelleJacintha", "Grade" : "VII" }</text:p>
      <text:p text:style-name="Standard"/>
      <text:p text:style-name="Standard">db.Student.count();</text:p>
      <text:p text:style-name="Standard">2</text:p>
      <text:p text:style-name="Standard"/>
      <text:p text:style-name="Standard">db.Student.find().sort({StudName:-1}).pretty();</text:p>
      <text:p text:style-name="Standard">{ "_id" : 1, "StudName" : "MichelleJacintha", "Grade" : "VII" }</text:p>
      <text:p text:style-name="Standard">{ "_id" : 3, "StudName" : "AryanDavid", "Grade" : "VII" }</text:p>
      <text:p text:style-name="Standard"/>
      <text:p text:style-name="Standard"/>
      <text:p text:style-name="Standard">db.Students.save({StudName:"Vamsi",Grade:"VI"})</text:p>
      <text:p text:style-name="Standard">WriteResult({ "nInserted" : 1 })</text:p>
      <text:p text:style-name="Standard"/>
      <text:p text:style-name="Standard">db.Student.find({}).pretty();</text:p>
      <text:p text:style-name="Standard">{ "_id" : 1, "StudName" : "MichelleJacintha", "Grade" : "VI{ "_id" : 3, "StudName" : "AryanDavid", "Grade" : "VII" }</text:p>
      <text:p text:style-name="Standard"><text:soft-page-break/><text:s/>db.Student.find({},{Hobbies:1});</text:p>
      <text:p text:style-name="Standard">{ "_id" : 1 }</text:p>
      <text:p text:style-name="Standard">{ "_id" : 3 }</text:p>
      <text:p text:style-name="Standard"/>
      <text:p text:style-name="Standard"/>
      <text:p text:style-name="Standard">&gt; db.Students.update({_id:4},{$set:{Location:"Network"}})</text:p>
      <text:p text:style-name="Standard">WriteResult({ "nMatched" : 0, "nUpserted" : 0, "nModified" : 0 })</text:p>
      <text:p text:style-name="Standard">&gt; db.Students.update({_id:4},{$unset:{Location:"Network"}})</text:p>
      <text:p text:style-name="Standard">WriteResult({ "nMatched" : 0, "nUpserted" : 0, "nModified" : 0 })</text:p>
      <text:p text:style-name="Standard"/>
      <text:p text:style-name="Standard"><text:s/>db.Student.find({_id:1},{StudName:1,Grade:1,_id:0});</text:p>
      <text:p text:style-name="Standard">{ "StudName" : "MichelleJacintha", "Grade" : "VII" }</text:p>
      <text:p text:style-name="Standard"/>
      <text:p text:style-name="Standard"><text:s/>db.Student.update({_id:3},{$set:{Location:null}})</text:p>
      <text:p text:style-name="Standard">WriteResult({ "nMatched" : 1, "nUpserted" : 0, "nModified" : 1 })</text:p>
      <text:p text:style-name="Standard">&gt; db.Students.update({_id:3},{$set:{Location:null}})</text:p>
      <text:p text:style-name="Standard">WriteResult({ "nMatched" : 0, "nUpserted" : 0, "nModified" : 0 })</text:p>
      <text:p text:style-name="Standard">&gt; db.Students.count()</text:p>
      <text:p text:style-name="Standard">1</text:p>
      <text:p text:style-name="Standard">&gt; db.Students.count({Grade:"VII"})</text:p>
      <text:p text:style-name="Standard">0</text:p>
      <text:p text:style-name="Standard"/>
      <text:p text:style-name="Standard">db.Student.find({Grade:"VII"}).limit(3).pretty();</text:p>
      <text:p text:style-name="Standard">{ "_id" : 1, "StudName" : "MichelleJacintha", "Grade" : "VII" }</text:p>
      <text:p text:style-name="Standard">{</text:p>
      <text:p text:style-name="Standard"><text:tab/>"_id" : 3,</text:p>
      <text:p text:style-name="Standard"><text:tab/>"StudName" : "AryanDavid",</text:p>
      <text:p text:style-name="Standard"><text:tab/>"Grade" : "VII",</text:p>
      <text:p text:style-name="Standard"><text:tab/>"Location" : null</text:p>
      <text:p text:style-name="Standard">}</text:p>
      <text:p text:style-name="Standard"/>
      <text:p text:style-name="Standard"/>
      <text:p text:style-name="Standard">db.Student.find().sort({StudName:1}).pretty();</text:p>
      <text:p text:style-name="Standard">{</text:p>
      <text:p text:style-name="Standard"><text:tab/>"_id" : 3,</text:p>
      <text:p text:style-name="Standard"><text:tab/>"StudName" : "AryanDavid",</text:p>
      <text:p text:style-name="Standard"><text:tab/>"Grade" : "VII",</text:p>
      <text:p text:style-name="Standard"><text:tab/>"Location" : null</text:p>
      <text:p text:style-name="Standard">}</text:p>
      <text:p text:style-name="Standard">{ "_id" : 1, "StudName" : "MichelleJacintha", "Grade" : "VII" }</text:p>
      <text:p text:style-name="Standard">&gt; db.Students.find().skip(2).pretty()</text:p>
      <text:p text:style-name="Standard"/>
      <text:p text:style-name="Standard"/>
      <text:p text:style-name="Standard"><text:s/>db.food.insert({_id:3,fruits:['grapes','mango','banana']})</text:p>
      <text:p text:style-name="Standard">WriteResult({ "nInserted" : 1 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15:44:13.448639391</meta:creation-date>
    <dc:date>2022-04-11T15:55:45.446001839</dc:date>
    <meta:editing-duration>PT12S</meta:editing-duration>
    <meta:editing-cycles>1</meta:editing-cycles>
    <meta:document-statistic meta:table-count="0" meta:image-count="0" meta:object-count="0" meta:page-count="2" meta:paragraph-count="68" meta:word-count="282" meta:character-count="2531" meta:non-whitespace-character-count="2294"/>
    <meta:generator>LibreOffice/6.2.7.1$Linux_X86_64 LibreOffice_project/20$Build-1</meta:generator>
  </office:meta>
</office:document-meta>
</file>